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" svg:font-family="Cali"/>
    <style:font-face style:name="Calibri" svg:font-family="Calibri" style:font-family-generic="swiss"/>
    <style:font-face style:name="Noto Sans Devanagari1" svg:font-family="'Noto Sans Devanagari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4aa9" officeooo:paragraph-rsid="00094aa9"/>
    </style:style>
    <style:style style:name="T1" style:family="text">
      <style:text-properties style:text-line-through-style="solid" style:text-line-through-type="single"/>
    </style:style>
    <style:style style:name="T2" style:family="text">
      <style:text-properties style:text-line-through-style="none" style:text-line-through-type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jercicio 1.1 Obtener la suma de dos numeros cualquiera.</text:p>
      <text:p text:style-name="P1"/>
      <text:p text:style-name="P1">Solicitar el ingreso de dos numeros para sumar y mostrar el resultado.</text:p>
      <text:p text:style-name="P1">Posibles verificaciones:</text:p>
      <text:p text:style-name="P1"/>
      <text:p text:style-name="P1">que se ingresen dos numeros y no otros signos u otros tipos como datetime, truefalse, char.</text:p>
      <text:p text:style-name="P1"/>
      <text:p text:style-name="P1">Que si se utilice un tipo de variable que contemple el numero solicitado (int para enteros, byte en el rango –<text:span text:style-name="T1"> </text:span><text:span text:style-name="T2">128 /127, short para el doble de byte, long para entero de mayor tb que int, etc.)</text:span></text:p>
      <text:p text:style-name="P1"><text:span text:style-name="T2"/></text:p>
      <text:p text:style-name="P1"><text:span text:style-name="T2"><text:s/>Que solo se ingresen dos numeros y mas de ellos con alguna separacion (espacio, guion, barra)</text:span></text:p>
      <text:p text:style-name="P1"><text:span text:style-name="T2"/></text:p>
      <text:p text:style-name="P1"><text:span text:style-name="T2">Que se muestre el valor de sumar los numeros ingresados y no otro valor (por ejemplo si se ha definido la variable de resultado como constante con un dato, o si no se chequeo que habia un numero alojado y el resultado se sumo a ese residuo.)</text:span></text:p>
      <text:p text:style-name="P1"><text:span text:style-name="T2"/></text:p>
      <text:p text:style-name="P1"><text:span text:style-name="T2">que si se ingresan numeros con la voz, que muestre los numeros ingresados y chequee que los interpretó bien o que obligue al usuario a realizar el ingreso en un rango de numeros y por teclado.</text:span></text:p>
      <text:p text:style-name="P1"><text:span text:style-name="T2"/></text:p>
      <text:p text:style-name="P1"><text:span text:style-name="T2">Que la operacion que realiza sea suma y no otra operacion (podria realizarse una <text:s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" svg:font-family="Cali"/>
    <style:font-face style:name="Calibri" svg:font-family="Calibri" style:font-family-generic="swiss"/>
    <style:font-face style:name="Noto Sans Devanagari1" svg:font-family="'Noto Sans Devanagari'" style:font-family-generic="swiss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Calibri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name="Cali" fo:font-family="Cali"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style:font-name="Cali" fo:font-family="Cali"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Cali" fo:font-family="Cali" style:font-size-asian="12pt" style:font-name-complex="Noto Sans Devanagari1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1-17T22:35:20.283690546</meta:creation-date>
    <dc:date>2020-11-17T23:08:49.060233928</dc:date>
    <meta:editing-duration>PT23M18S</meta:editing-duration>
    <meta:editing-cycles>1</meta:editing-cycles>
    <meta:document-statistic meta:table-count="0" meta:image-count="0" meta:object-count="0" meta:page-count="1" meta:paragraph-count="9" meta:word-count="189" meta:character-count="1043" meta:non-whitespace-character-count="859"/>
    <meta:generator>LibreOffice/6.4.6.2$Linux_X86_64 LibreOffice_project/40$Build-2</meta:generator>
  </office:meta>
</office:document-meta>
</file>